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c5b3" officeooo:paragraph-rsid="0009c5b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b4454" officeooo:paragraph-rsid="000b445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3847" officeooo:paragraph-rsid="000d384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4d2f" officeooo:paragraph-rsid="000e4d2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9c5b3" officeooo:paragraph-rsid="0009c5b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4454" officeooo:paragraph-rsid="000b445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d3847"/>
    </style:style>
    <style:style style:name="P8" style:family="paragraph" style:parent-style-name="Standard">
      <style:paragraph-properties fo:text-align="justify" style:justify-single-word="false"/>
      <style:text-properties officeooo:paragraph-rsid="000e4d2f"/>
    </style:style>
    <style:style style:name="P9" style:family="paragraph" style:parent-style-name="Standard">
      <style:paragraph-properties fo:text-align="justify" style:justify-single-word="false"/>
      <style:text-properties officeooo:paragraph-rsid="0013db21"/>
    </style:style>
    <style:style style:name="P10" style:family="paragraph" style:parent-style-name="Standard">
      <style:paragraph-properties fo:text-align="justify" style:justify-single-word="false"/>
      <style:text-properties officeooo:paragraph-rsid="000b4454"/>
    </style:style>
    <style:style style:name="P11" style:family="paragraph" style:parent-style-name="Standard">
      <style:paragraph-properties fo:text-align="justify" style:justify-single-word="false"/>
      <style:text-properties officeooo:paragraph-rsid="0014ca17"/>
    </style:style>
    <style:style style:name="P12" style:family="paragraph" style:parent-style-name="Standard">
      <style:paragraph-properties fo:text-align="justify" style:justify-single-word="false"/>
      <style:text-properties officeooo:paragraph-rsid="000d3847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4ca17" officeooo:paragraph-rsid="0014ca1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454" style:font-weight-asian="normal" style:font-weight-complex="normal"/>
    </style:style>
    <style:style style:name="T3" style:family="text">
      <style:text-properties fo:font-weight="normal" officeooo:rsid="0009c5b3" style:font-weight-asian="normal" style:font-weight-complex="normal"/>
    </style:style>
    <style:style style:name="T4" style:family="text">
      <style:text-properties fo:font-weight="normal" officeooo:rsid="000d3847" style:font-weight-asian="normal" style:font-weight-complex="normal"/>
    </style:style>
    <style:style style:name="T5" style:family="text">
      <style:text-properties fo:font-weight="normal" officeooo:rsid="0014ca17" style:font-weight-asian="normal" style:font-weight-complex="normal"/>
    </style:style>
    <style:style style:name="T6" style:family="text">
      <style:text-properties officeooo:rsid="000d3847"/>
    </style:style>
    <style:style style:name="T7" style:family="text">
      <style:text-properties fo:font-weight="bold" officeooo:rsid="000d3847" style:font-weight-asian="bold" style:font-weight-complex="bold"/>
    </style:style>
    <style:style style:name="T8" style:family="text">
      <style:text-properties fo:font-weight="bold" officeooo:rsid="0013db21" style:font-weight-asian="bold" style:font-weight-complex="bold"/>
    </style:style>
    <style:style style:name="T9" style:family="text">
      <style:text-properties fo:font-weight="bold" officeooo:rsid="00140b9f" style:font-weight-asian="bold" style:font-weight-complex="bold"/>
    </style:style>
    <style:style style:name="T10" style:family="text">
      <style:text-properties fo:font-weight="bold" officeooo:rsid="0014ca17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4d2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0e4d2f" style:font-style-asian="normal" style:font-weight-asian="bold" style:font-style-complex="normal" style:font-weight-complex="bold"/>
    </style:style>
    <style:style style:name="T15" style:family="text">
      <style:text-properties officeooo:rsid="0011ceed"/>
    </style:style>
    <style:style style:name="T16" style:family="text">
      <style:text-properties officeooo:rsid="0014ca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Bruno Geninatti – Seminario de Integración y Trabajo Final - </text:span><text:span text:style-name="T9">1</text:span><text:span text:style-name="T10">8</text:span><text:span text:style-name="T8">/</text:span><text:span text:style-name="T9">10</text:span><text:span text:style-name="T8">/20</text:span><text:span text:style-name="T9">20</text:span></text:p>
      <text:p text:style-name="P1"/>
      <text:p text:style-name="P1">Objetivo <text:span text:style-name="T6">g</text:span>eneral <text:span text:style-name="T6">tentativo</text:span></text:p>
      <text:p text:style-name="P5"/>
      <text:p text:style-name="P10"><text:span text:style-name="T3">R</text:span><text:span text:style-name="T2">epresentar la satisfacción (o insatisfacción) de necesidades consideradas básicas </text:span><text:span text:style-name="T5">y vinculadas a los determinantes sociales de la salud </text:span><text:span text:style-name="T2">entre distintos radios censales del departamento Rosario. </text:span></text:p>
      <text:p text:style-name="P10"><text:span text:style-name="T2"/></text:p>
      <text:p text:style-name="P11"><text:span text:style-name="T5">Evaluar la factibilidad de estimar indicadores relacionados a los determinantes sociales de la salud a nivel de radio censal con la información del CENSO Argentina 2010.</text:span></text:p>
      <text:p text:style-name="P6"/>
      <text:p text:style-name="P2">Objetivos <text:span text:style-name="T15">e</text:span>specíficos <text:span text:style-name="T15">tentativos:</text:span></text:p>
      <text:p text:style-name="P7"><text:span text:style-name="T7">1.</text:span><text:span text:style-name="T4"> Identificar que preguntas del cuestionario del CENSO Argentina 2010 son utilizadas para estimar el indicador NBI según la metodología del INDEC.</text:span></text:p>
      <text:p text:style-name="P11"><text:span text:style-name="T7">2. </text:span><text:span text:style-name="T5">Evaluar la factibilidad de estimar la “Esperanza de Vida Libre de Discapacidades” y/o el “Gradiente Social en Salud” propuesto por Michael Marmot.</text:span></text:p>
      <text:p text:style-name="P13">3. <text:span text:style-name="T1">Comparar similitudes y diferencias de los puntos 1 y 2.</text:span></text:p>
      <text:p text:style-name="P11"><text:span text:style-name="T10">4. </text:span><text:span text:style-name="T5">Comparar los resultados obtenidos en los distintos radios censales de la ciudad de Rosario. (Que esto sea posible va a estar determinado por los resultados del punto 3)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2T05:34:34.206952328</meta:creation-date>
    <dc:date>2020-10-19T11:42:03.461989312</dc:date>
    <meta:editing-duration>PT1H42M8S</meta:editing-duration>
    <meta:editing-cycles>7</meta:editing-cycles>
    <meta:generator>LibreOffice/7.0.1.2$Linux_X86_64 LibreOffice_project/00$Build-2</meta:generator>
    <meta:document-statistic meta:table-count="0" meta:image-count="0" meta:object-count="0" meta:page-count="1" meta:paragraph-count="9" meta:word-count="152" meta:character-count="1020" meta:non-whitespace-character-count="875"/>
  </office:meta>
</office:document-meta>
</file>